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stor_id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0in" draw:caption-point-x="-0.2402in" draw:caption-point-y="0.1819in">
              <dc:date>2024-06-02T00:00:00</dc:date>
              <text:p text:style-name="P1"><text:span text:style-name="T1">Tokio</text:span></text:p>
            </office:annotation>
            <text:p>Le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s fres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as Umbrel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as Otak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zado a cuadr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ntes Otak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ntes reusad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ntes Umbrel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lsera gasta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lsera rec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rjeta Ultra Ze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rjeta Génes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rjeta tenebro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rjeta Mundi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lave clu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lave tienda chuch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nza let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ñon celesti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lpe de sam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censo estel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auro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dibulas dob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ego suprem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iángulo letal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Tier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o tiro galácti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nza de Odí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luvia oscura montañ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gual let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paro valie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lón diabóli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rint trip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bida a los ciel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lla eléctric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ña giga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trozataladr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stelación estel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tas fresc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antes reusad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quipo Gémin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quipo Épsil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quipo Génes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quipo Ca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ate de Segurid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ate gaf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tada cangur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pejism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gate rítm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vit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ile de llam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ñas afilad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dr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ujero negr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zallam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tas menta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tas blanc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tas Sally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tas frí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antes Sally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antes en llam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antes cucos 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antes de dam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lsera juven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lsera de titani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lsera amist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lsera elegan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trampolín Relámpag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mate de Ga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énix oscur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ro galáctic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tenciació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am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re perfec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ralla infini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mano celesti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ro dimension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tas sombrí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tas de Déda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uantes rebeld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uantes boscoso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smopulser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bezazo megató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nada dob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lámpago saltó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mba acrobátic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coiris Luminos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te flamíge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pejismo de baló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mbaz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sm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rmenta de pétal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cudo de Fuerza Tot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tas Umbrell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tas mental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lzado a cuadr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tas Sally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noplas aére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uantes Bra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uantes de ace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lsera gastad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lsera juveni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lsera rec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lsera amista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ro pirue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bezazo yoyó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ro del come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iebla venenos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red solitar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uco de mag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mpa de chic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peonz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mbestid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lash de foto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lto del cis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piral de distorsió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bezonerí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tas Fresc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tas Umbrell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tas menta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tas Otak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lzado a cuadro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tas térmic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uantes Otak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uantes juveni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uantes Brai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crogua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lsera gastad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lsera juven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lsera rec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lsera amista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27.3205in" draw:caption-point-x="-0.2402in" draw:caption-point-y="0.5945in">
              <dc:date>2024-06-02T00:00:00</dc:date>
              <text:p text:style-name="P1"><text:span text:style-name="T1">Kioto</text:span></text:p>
            </office:annotation>
            <text:p>Lech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tas blan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tas vendava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tas exitos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tas de curran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tas diestr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tas elegant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tas Osakal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antes exitoso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antes en llam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antes kung-f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lsera gastad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lsera de titani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lsera ígne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lsera rec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lsera amista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lsera de cach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31.4094in" draw:caption-point-x="-0.2402in" draw:caption-point-y="0.5945in">
              <dc:date>2024-06-02T00:00:00</dc:date>
              <text:p text:style-name="P1"><text:span text:style-name="T1">Fukuoka</text:span></text:p>
              <text:p text:style-name="P1"><text:span text:style-name="T1"/></text:p>
            </office:annotation>
            <text:p>Botas vendava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tas ninj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tas exitosa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tas certera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tas elegant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tas perforadora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lzado penumbr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antes en llama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antes de acer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antes de pode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antes del ocas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lsera ígne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lsera melocotó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lsera telúric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lsera de cacha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lsera de f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lsera jubilos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lecha divi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Zapatazo dua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ragón terrestr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ile de mariposa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ngüino Emperador Nº 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ájaro de fueg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ipay gigan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scodificació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elerrelámpag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rrera a tres Pierna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mpo torbelli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et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an sab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ño vengativ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fensa tripl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37.0984in" draw:caption-point-x="-0.2402in" draw:caption-point-y="0.5945in">
              <dc:date>2024-06-02T00:00:00</dc:date>
              <text:p text:style-name="P1"><text:span text:style-name="T1">Nara</text:span></text:p>
              <text:p text:style-name="P1"><text:span text:style-name="T1"/></text:p>
            </office:annotation>
            <text:p>Botas juvenil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lzado estela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tas blanca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tas vendava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tas térmica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lzado segur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tas de currant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tas certera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uantes en llama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uantes de acer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uantes de pod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lsera juveni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lsera de titan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lsera pasió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lsera amista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lsera elegant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ro cegad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rnado oscur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teo tota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mate halcó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rampolín relámpag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écnica kung-f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mate combinad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z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rte flamíger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gate top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molino cortan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gate espejism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icló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taque sombrí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rbellin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speje explosiv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44.0315in" draw:caption-point-x="-0.2402in" draw:caption-point-y="0.5945in">
              <dc:date>2024-06-02T00:00:00</dc:date>
              <text:p text:style-name="P1"><text:span text:style-name="T1">Ehime</text:span></text:p>
              <text:p text:style-name="P1"><text:span text:style-name="T1"/></text:p>
              <text:p text:style-name="P1"><text:span text:style-name="T1"/></text:p>
            </office:annotation>
            <text:p>Lech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gua medicina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agón terrest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nado dragó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bellino trampolí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mate en 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mate guiver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olf tota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orteo de baló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vance flamíger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celerrelámpag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ega terremot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iclón dobl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úo magm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oltereta circen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no mágica montañ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ralla tsunami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48.2984in" draw:caption-point-x="-0.2402in" draw:caption-point-y="0.5945in">
              <dc:date>2024-06-02T00:00:00</dc:date>
              <text:p text:style-name="P1"><text:span text:style-name="T1">Okinawa</text:span></text:p>
              <text:p text:style-name="P1"><text:span text:style-name="T1"/></text:p>
            </office:annotation>
            <text:p>Lech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otas juvenil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lzado estela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otas blanca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otas vendava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otas ninj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otas de curran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otas certera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otas diestra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uantes exitoso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uantes en llama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uantes de acer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uantes de pode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ulsera pasió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ulsera ígne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ulsera elegan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ulsera de cacha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stro rema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úper relámpag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ayo de Ganímed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mate tsunam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sparo con rebot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gate top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ornado venenos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ima don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icló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taque sombrí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lor embriagad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ona de segurida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mpo de fuerza defensiv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zallam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uralla de escudo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cudo protect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55.4094in" draw:caption-point-x="-0.2402in" draw:caption-point-y="0.5945in">
              <dc:date>2024-06-02T00:00:00</dc:date>
              <text:p text:style-name="P1"><text:span text:style-name="T1">Hokkaido</text:span></text:p>
              <text:p text:style-name="P1"><text:span text:style-name="T1"/></text:p>
              <text:p text:style-name="P1"><text:span text:style-name="T1"/></text:p>
            </office:annotation>
            <text:p>Botas fresca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otas juvenil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lzado a cuadro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otas térmica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otas fría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noplas aérea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uantes norteño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lsera gastad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lsera juveni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lsera reci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lsera amista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taque cónd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ola de fang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hut de los 100 toqu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taque meteorit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hut congelan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entisca etern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rbellino dragó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perarmadill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cáner ataqu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una crecien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egate auror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taque afilad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isaje helad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perpisotón de sum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ola fals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cudo de fuerz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speje cohe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arra salvaj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rtina auror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61.6315in" draw:caption-point-x="-0.2402in" draw:caption-point-y="0.5945in">
              <dc:date>2024-06-02T00:00:00</dc:date>
              <text:p text:style-name="P1"><text:span text:style-name="T1">Osaka</text:span></text:p>
              <text:p text:style-name="P1"><text:span text:style-name="T1"/></text:p>
              <text:p text:style-name="P1"><text:span text:style-name="T1"/></text:p>
            </office:annotation>
            <text:p>Lech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pa de Osakala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otas fresca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otas juvenil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otas térmica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lzado segur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noplas aérea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uantes juvenil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uantes exitoso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icroguant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uantes cucos 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ulsera juveni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ulsera de titani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ulsera reci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ulsera amista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ulsera elegan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rnado de fueg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ase cruzad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lón rodant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mate mis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bezazo Kung-Fu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iro dinamit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rnado invers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iro torre de Osak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nfusió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igzag chispeant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gate rítmic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rte giratori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elarañ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ano celestial montañ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mpo de fuerza defensiv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rmenta de pétalo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eslizamient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68.3874in" draw:caption-point-x="-0.2402in" draw:caption-point-y="0.5945in">
              <dc:date>2024-06-02T00:00:00</dc:date>
              <text:p text:style-name="P1"><text:span text:style-name="T1">Sea-snake-port</text:span></text:p>
              <text:p text:style-name="P1"><text:span text:style-name="T1"/></text:p>
            </office:annotation>
            <text:p>Lech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69.6315in" draw:caption-point-x="-0.2402in" draw:caption-point-y="0.5945in">
              <dc:date>2024-06-02T00:00:00</dc:date>
              <text:p text:style-name="P1"><text:span text:style-name="T1">Wildcat-port</text:span></text:p>
              <text:p text:style-name="P1"><text:span text:style-name="T1"/></text:p>
              <text:p text:style-name="P1"><text:span text:style-name="T1"/></text:p>
            </office:annotation>
            <text:p>Lech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70.876in" draw:caption-point-x="-0.2402in" draw:caption-point-y="0.5945in">
              <dc:date>2024-06-02T00:00:00</dc:date>
              <text:p text:style-name="P1"><text:span text:style-name="T1">Condor-port</text:span></text:p>
              <text:p text:style-name="P1"><text:span text:style-name="T1"/></text:p>
              <text:p text:style-name="P1"><text:span text:style-name="T1"/></text:p>
            </office:annotation>
            <text:p>Lech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72.1205in" draw:caption-point-x="-0.2402in" draw:caption-point-y="0.5945in">
              <dc:date>2024-06-02T00:00:00</dc:date>
              <text:p text:style-name="P1"><text:span text:style-name="T1">Peacock-port</text:span></text:p>
            </office:annotation>
            <text:p>Lech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73.365in" draw:caption-point-x="-0.2402in" draw:caption-point-y="0.5945in">
              <dc:date>2024-06-02T00:00:00</dc:date>
              <text:p text:style-name="P1"><text:span text:style-name="T1">Sea-turtle-port</text:span></text:p>
              <text:p text:style-name="P1"><text:span text:style-name="T1"/></text:p>
              <text:p text:style-name="P1"><text:span text:style-name="T1"/></text:p>
            </office:annotation>
            <text:p>Lech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74.6094in" draw:caption-point-x="-0.2402in" draw:caption-point-y="0.5945in">
              <dc:date>2024-06-02T00:00:00</dc:date>
              <text:p text:style-name="P1"><text:span text:style-name="T1">Cotarl-area</text:span></text:p>
              <text:p text:style-name="P1"><text:span text:style-name="T1"/></text:p>
              <text:p text:style-name="P1"><text:span text:style-name="T1"/></text:p>
            </office:annotation>
            <text:p>Lech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ua medicina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ebida especia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rrita especia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inchito suprem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uptura relámpag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riángulo Z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ri-Pegas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ngüino Emperador Nº 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mpuje trilliz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z 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arrera a tres Pierna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ora celestia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uya-mía dobl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endimi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lecha huracá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cudo corpora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lmillo de panter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otas de halcó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alzado moter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otas congelant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otas ardient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otas vil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otas flamígera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uantes natural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uantes ardient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noplas de estí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noplas Big Ban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lsera telúric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lsera ardient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lsera Inazum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lsera de f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lsera jubilos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lsera exótic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81.8984in" draw:caption-point-x="-0.2402in" draw:caption-point-y="0.5945in">
              <dc:date>2024-06-02T00:00:00</dc:date>
              <text:p text:style-name="P1"><text:span text:style-name="T1">Brazil-area</text:span></text:p>
              <text:p text:style-name="P1"><text:span text:style-name="T1"/></text:p>
              <text:p text:style-name="P1"><text:span text:style-name="T1"/></text:p>
            </office:annotation>
            <text:p>Lech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gua medicina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ebida especia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arrita especia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inchito suprem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otas de Pegas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tas de halcó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lzado moter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tas perforadora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tas ardient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tas vil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uantes triunf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uantes natural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uantes del fí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noplas de estí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lsera exitos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lsera telúric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lsera ardient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lsera de f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lsera jubilos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ullido de lob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mpuje gemelo F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z 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ueda inferna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ikid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ora celestia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obo planet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loqueo ballen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mboscada defensiv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uperpuño invencibl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loqueo dobl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efensa tripl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uralla gigant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89.0094in" draw:caption-point-x="-0.2402in" draw:caption-point-y="0.5945in">
              <dc:date>2024-06-02T00:00:00</dc:date>
              <text:p text:style-name="P1"><text:span text:style-name="T1">Us-area</text:span></text:p>
              <text:p text:style-name="P1"><text:span text:style-name="T1"/></text:p>
              <text:p text:style-name="P1"><text:span text:style-name="T1"/></text:p>
            </office:annotation>
            <text:p>Botas vendava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otas ligera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otas de Pegas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otas certera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otas elegante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otas perforadora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uantes en llama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uantes de acer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uantes triunf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uantes naturale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ulsera ígne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ulsera melocotó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ulsera de cacha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ulsera de f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gua medicina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pa de Fukuok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arjeta Zeu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emate en 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isparo cósmic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énix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gate múltipl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orteo de baló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trada torment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rmadillo circen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iclón dobl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úo magm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met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oltereta circen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uño vengativ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imú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arada multipl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uños volador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96.1205in" draw:caption-point-x="-0.2402in" draw:caption-point-y="0.5945in">
              <dc:date>2024-06-02T00:00:00</dc:date>
              <text:p text:style-name="P1"><text:span text:style-name="T1">Argentina-area</text:span></text:p>
              <text:p text:style-name="P1"><text:span text:style-name="T1"/></text:p>
            </office:annotation>
            <text:p>Zapatazo dua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orbellino trampolí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aile de mariposa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emate guivern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ipay gigant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escodificació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egate multipl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vance flamíger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orre inexpugnabl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efensa multipl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pisonador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ega terremot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ano mágica montañ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uralla de escudo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imú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gua medicina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otas blanca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otas vendava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lzado marisca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otas ligera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otas de currant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otas certera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otas elegant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uantes fresco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uantes exitoso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uantes en llama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uantes de acer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uantes natural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ulsera pasió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ulsera ígne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ulsera elegant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ulsera de cacha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103.2315in" draw:caption-point-x="-0.2402in" draw:caption-point-y="0.5945in">
              <dc:date>2024-06-02T00:00:00</dc:date>
              <text:p text:style-name="P1"><text:span text:style-name="T1">Italy-area</text:span></text:p>
              <text:p text:style-name="P1"><text:span text:style-name="T1"/></text:p>
            </office:annotation>
            <text:p>Lech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gua medicinal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inchito suprem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riángulo leta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rnado dobl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Ventisca guivern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emate del águil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ueda inferna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ntrada torment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ikid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rmadillo circen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mpo torbellin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into Astra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planador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uperpuño invencibl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rada múltipl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uños volador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loqueo dobl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otas ligera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tas de Pegas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tas de halcó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tas elegant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tas perforadora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tas ardient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uantes de acer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uantes triunf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uantes natural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uantes ardient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uantes del fi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ulsera melocotó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ulsera exitos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ulsera de cacha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ulsera de f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110.3429in" draw:caption-point-x="-0.2402in" draw:caption-point-y="0.5945in">
              <dc:date>2024-06-02T00:00:00</dc:date>
              <text:p text:style-name="P1"><text:span text:style-name="T1">Japan-area</text:span></text:p>
              <text:p text:style-name="P1"><text:span text:style-name="T1"/></text:p>
            </office:annotation>
            <text:p>Lech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gua medicinal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hut de los 200 toque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emate asalto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añón dragó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Golf tota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eleportació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luvia de meteoro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Zona de segurida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Gravedad grav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cudo protecto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gujero de gusano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uralla tsunami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otas juvenil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otas blanca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otas vendaval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alzado seguro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otas de currant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otas diestra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uantes juvenil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uantes exitoso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uantes de acero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uantes triunfo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ulsera de titanio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ulsera pasió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ulsera amista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ulsera elegant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116.2094in" draw:caption-point-x="-0.2402in" draw:caption-point-y="0.5945in">
              <dc:date>2024-06-02T00:00:00</dc:date>
              <text:p text:style-name="P1"><text:span text:style-name="T1">Uk-area</text:span></text:p>
              <text:p text:style-name="P1"><text:span text:style-name="T1"/></text:p>
            </office:annotation>
            <text:p>Lech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entisca Etern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rnado dragó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emate múltipl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acón inferna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egate auror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Olor embriagado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rre inexpugnabl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efensa múltipl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ravedad grav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rte volcánic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rtina auror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gujero de gusan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otas juvenil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otas blanc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alzado mariscal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otas liger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otas de currant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otas certer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uantes juvenil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uantes fresco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uantes en llam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uantes cucos 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ulsera de titani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ulsera pasió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ulsera exitos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ulsera elegant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ulsera de cach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122.2539in" draw:caption-point-x="-0.2402in" draw:caption-point-y="0.5945in">
              <dc:date>2024-06-02T00:00:00</dc:date>
              <text:p text:style-name="P1"><text:span text:style-name="T1">Mount-magnitude</text:span></text:p>
              <text:p text:style-name="P1"><text:span text:style-name="T1"/></text:p>
            </office:annotation>
            <text:p>Remate de Gai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Disparo sagrado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oz 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otenciació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orre perfect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uralla infinit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rimano celestia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uro dimensiona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otas sombría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otas legendaria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otas de Dédalo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otas Inazum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osmopulser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ulsera genia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124.7429in" draw:caption-point-x="-0.2402in" draw:caption-point-y="0.5945in">
              <dc:date>2024-06-02T00:00:00</dc:date>
              <text:p text:style-name="P1"><text:span text:style-name="T1">Other</text:span></text:p>
              <text:p text:style-name="P1"><text:span text:style-name="T1"/></text:p>
              <text:p text:style-name="P1"><text:span text:style-name="T1"/></text:p>
            </office:annotation>
            <text:p>Llamarada Inferna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uerta Astra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írculo de Espada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Ignició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ruz del Su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ientes de Roc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ran Barrera de Cora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epaso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Vagueza</text:p>
          </table:table-cell>
          <table:table-cell office:value-type="float" office:value="54" calcext:value-type="float">
            <text:p>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20:53:34.146759784</meta:creation-date>
    <dc:date>2024-06-07T18:24:29.809915977</dc:date>
    <meta:editing-duration>PT2H26M15S</meta:editing-duration>
    <meta:editing-cycles>34</meta:editing-cycles>
    <meta:generator>LibreOffice/7.3.7.2$Linux_X86_64 LibreOffice_project/30$Build-2</meta:generator>
    <meta:document-statistic meta:table-count="1" meta:cell-count="1428" meta:object-count="0"/>
  </office:meta>
</office:document-meta>
</file>